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dddddd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svg:stroke-color="#666666" draw:marker-start="Rounded_20_short_20_Arrow" draw:fill-color="#dddddd" draw:textarea-vertical-align="middle"/>
    </style:style>
    <style:style style:name="gr3" style:family="graphic" style:parent-style-name="standard">
      <style:graphic-properties svg:stroke-color="#666666" draw:fill-color="#dddddd" draw:textarea-horizontal-align="justify" draw:textarea-vertical-align="middle" draw:auto-grow-height="false" fo:min-height="0.919cm" fo:min-width="0.669cm"/>
    </style:style>
    <style:style style:name="gr4" style:family="graphic" style:parent-style-name="objectwithoutfill">
      <style:graphic-properties svg:stroke-color="#666666" draw:marker-end="Rounded_20_short_20_Arrow" draw:marker-end-width="0.3cm" draw:fill="none" draw:textarea-vertical-align="middle"/>
    </style:style>
    <style:style style:name="gr5" style:family="graphic" style:parent-style-name="standard">
      <style:graphic-properties svg:stroke-color="#666666" draw:fill-color="#dddddd" draw:textarea-horizontal-align="justify" draw:textarea-vertical-align="middle" draw:auto-grow-height="false" fo:min-height="0.828cm" fo:min-width="0.578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stroke="none" svg:stroke-color="#000000" draw:fill="none" draw:fill-color="#ffffff" fo:min-height="0.181cm"/>
    </style:style>
    <style:style style:name="gr8" style:family="graphic" style:parent-style-name="objectwithoutfill">
      <style:graphic-properties svg:stroke-color="#666666" draw:marker-start="Circle" draw:marker-end="Rounded_20_short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4.74cm" svg:y="5.58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1.27cm" svg:height="1.27cm" svg:x="4.74cm" svg:y="4.81cm" draw:kind="arc" draw:start-angle="323.82" draw:end-angle="215.81">
          <text:p text:style-name="P1"><text:span text:style-name="T1"/></text:p>
        </draw:circle>
        <draw:custom-shape draw:style-name="gr3" draw:text-style-name="P2" xml:id="id2" draw:id="id2" draw:layer="layout" svg:width="1.651cm" svg:height="1.651cm" svg:x="7.18cm" svg:y="7.85cm">
          <text:p text:style-name="P1"><text:span text:style-name="T1">Send</text:span></text:p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0.889cm" svg:height="0.889cm" svg:x="8.577cm" svg:y="8.231cm" draw:kind="arc" draw:start-angle="233.31" draw:end-angle="127.2">
          <text:p><text:span text:style-name="T1"/></text:p>
        </draw:circle>
        <draw:connector draw:style-name="gr4" draw:text-style-name="P3" draw:layer="layout" draw:type="curve" svg:x1="6.01cm" svg:y1="6.215cm" svg:x2="8.006cm" svg:y2="7.85cm" draw:start-shape="id1" draw:start-glue-point="10" draw:end-shape="id2" draw:end-glue-point="4" svg:d="M6010 6215c1331 0 1996 545 1996 1635" svg:viewBox="0 0 1997 1636">
          <text:p/>
        </draw:connector>
        <draw:custom-shape draw:style-name="gr5" draw:text-style-name="P2" xml:id="id3" draw:id="id3" draw:layer="layout" svg:width="1.524cm" svg:height="1.524cm" svg:x="4.74cm" svg:y="9.89cm">
          <text:p text:style-name="P1"><text:span text:style-name="T1">Deci-</text:span></text:p>
          <text:p text:style-name="P1"><text:span text:style-name="T1">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8.006cm" svg:y1="9.501cm" svg:x2="6.264cm" svg:y2="10.652cm" draw:start-shape="id2" draw:start-glue-point="8" draw:end-shape="id3" draw:end-glue-point="10" svg:d="M8006 9501c0 768-580 1151-1742 1151" svg:viewBox="0 0 1743 1152">
          <text:p/>
        </draw:connector>
        <draw:connector draw:style-name="gr4" draw:text-style-name="P3" draw:layer="layout" draw:type="curve" svg:x1="5.502cm" svg:y1="9.89cm" svg:x2="7.18cm" svg:y2="8.675cm" draw:start-shape="id3" draw:start-glue-point="4" draw:end-shape="id2" svg:d="M5502 9890c0-810 559-1215 1678-1215" svg:viewBox="0 0 1679 1216">
          <text:p/>
        </draw:connector>
        <draw:frame draw:style-name="gr6" draw:text-style-name="P4" draw:layer="layout" svg:width="2.794cm" svg:height="0.721cm" svg:x="3.962cm" svg:y="4.216cm">
          <draw:text-box>
            <text:p text:style-name="P1"><text:span text:style-name="T1">!ready</text:span></text:p>
          </draw:text-box>
        </draw:frame>
        <draw:frame draw:style-name="gr7" draw:text-style-name="P4" draw:layer="layout" svg:width="3.646cm" svg:height="0.822cm" svg:x="7.398cm" svg:y="6.538cm">
          <draw:text-box>
            <text:p text:style-name="P1"><text:span text:style-name="T1">X = X</text:span><text:span text:style-name="T2">s</text:span><text:span text:style-name="T1">, Y = Y</text:span><text:span text:style-name="T2">s</text:span></text:p>
          </draw:text-box>
        </draw:frame>
        <draw:frame draw:style-name="gr6" draw:text-style-name="P4" draw:layer="layout" svg:width="2.794cm" svg:height="0.822cm" svg:x="7.407cm" svg:y="10.144cm">
          <draw:text-box>
            <text:p text:style-name="P1"><text:span text:style-name="T1">X == X</text:span><text:span text:style-name="T2">m</text:span></text:p>
          </draw:text-box>
        </draw:frame>
        <draw:frame draw:style-name="gr6" draw:text-style-name="P4" draw:layer="layout" svg:width="2.794cm" svg:height="0.721cm" svg:x="6.218cm" svg:y="5.699cm">
          <draw:text-box>
            <text:p text:style-name="P1"><text:span text:style-name="T1">ready</text:span></text:p>
          </draw:text-box>
        </draw:frame>
        <draw:frame draw:style-name="gr6" draw:text-style-name="P4" draw:layer="layout" svg:width="2.794cm" svg:height="0.822cm" svg:x="8.699cm" svg:y="8.788cm">
          <draw:text-box>
            <text:p text:style-name="P1"><text:span text:style-name="T1">X &lt; X</text:span><text:span text:style-name="T2">m</text:span></text:p>
          </draw:text-box>
        </draw:frame>
        <draw:frame draw:style-name="gr6" draw:text-style-name="P4" draw:layer="layout" svg:width="2.794cm" svg:height="0.721cm" svg:x="8.431cm" svg:y="7.826cm">
          <draw:text-box>
            <text:p text:style-name="P1"><text:span text:style-name="T1">X++</text:span></text:p>
          </draw:text-box>
        </draw:frame>
        <draw:connector draw:style-name="gr4" draw:text-style-name="P3" draw:layer="layout" draw:type="curve" draw:line-skew="-0.773cm" svg:x1="4.74cm" svg:y1="10.652cm" svg:x2="4.74cm" svg:y2="6.215cm" draw:start-shape="id3" draw:start-glue-point="6" draw:end-shape="id1" draw:end-glue-point="6" svg:d="M4740 10652c-1911 0-1911-4437 0-4437" svg:viewBox="0 0 1434 4438">
          <text:p/>
        </draw:connector>
        <draw:frame draw:style-name="gr6" draw:text-style-name="P4" draw:layer="layout" svg:width="2.794cm" svg:height="0.822cm" svg:x="3.443cm" svg:y="8.801cm">
          <draw:text-box>
            <text:p text:style-name="P1"><text:span text:style-name="T1">Y &lt; Y</text:span><text:span text:style-name="T2">m</text:span></text:p>
          </draw:text-box>
        </draw:frame>
        <draw:frame draw:style-name="gr6" draw:text-style-name="P4" draw:layer="layout" svg:width="2.794cm" svg:height="0.721cm" svg:x="4.343cm" svg:y="8.201cm">
          <draw:text-box>
            <text:p text:style-name="P1"><text:span text:style-name="T1">Y++</text:span></text:p>
          </draw:text-box>
        </draw:frame>
        <draw:frame draw:style-name="gr6" draw:text-style-name="P4" draw:layer="layout" svg:width="2.794cm" svg:height="0.822cm" svg:x="1cm" svg:y="7.952cm">
          <draw:text-box>
            <text:p text:style-name="P1"><text:span text:style-name="T1">Y == Y</text:span><text:span text:style-name="T2">m</text:span></text:p>
          </draw:text-box>
        </draw:frame>
        <draw:line draw:style-name="gr8" draw:text-style-name="P3" draw:layer="layout" svg:x1="3.089cm" svg:y1="5.064cm" svg:x2="4.74cm" svg:y2="5.953cm">
          <text:p/>
        </draw:line>
        <draw:frame draw:style-name="gr6" draw:text-style-name="P4" draw:layer="layout" svg:width="2.794cm" svg:height="0.721cm" svg:x="1.772cm" svg:y="4.369cm">
          <draw:text-box>
            <text:p text:style-name="P1"><text:span text:style-name="T1">reset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4:52:27.357240000</meta:creation-date>
    <meta:generator>LibreOffice/5.0.4.2$MacOSX_X86_64 LibreOffice_project/2b9802c1994aa0b7dc6079e128979269cf95bc78</meta:generator>
    <dc:date>2016-05-18T10:29:38.761730000</dc:date>
    <meta:editing-duration>PT17H53M6S</meta:editing-duration>
    <meta:editing-cycles>1</meta:editing-cycles>
    <meta:document-statistic meta:object-count="20"/>
  </office:meta>
</office:document-meta>
</file>